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6.00pt" fo:font-weight="bold" fo:font-family="Times" style:font-family-asian="Times" style:font-family-complex="Times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6.00pt" fo:font-weight="bold" fo:font-family="Times" style:font-family-asian="Times" style:font-family-complex="Times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8.00pt"/>
    </style:style>
    <style:style style:name="P2" style:family="paragraph">
      <style:paragraph-properties fo:line-height="110.00%" fo:text-align="left" fo:margin-bottom="8.00p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10.00%" fo:text-align="left" fo:margin-left="-18.00pt" fo:text-indent="18.00pt" fo:margin-top="24.00pt" fo:margin-bottom="12.00pt"/>
    </style:style>
    <style:style style:name="P4" style:family="paragraph">
      <style:paragraph-properties fo:line-height="150.00%" fo:text-align="justify" fo:margin-bottom="8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10.00%" fo:text-align="left" fo:margin-left="-18.00pt" fo:text-indent="18.00pt" fo:margin-top="24.00pt" fo:margin-bottom="12.00pt"/>
    </style:style>
    <style:style style:name="P6" style:family="paragraph">
      <style:paragraph-properties fo:line-height="150.00%" fo:text-align="justify" fo:margin-bottom="8.00pt"/>
    </style:style>
    <style:style style:name="P7" style:family="paragraph">
      <style:paragraph-properties fo:line-height="110.00%" fo:text-align="left" fo:margin-bottom="8.00p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10.00%" fo:text-align="left" fo:margin-left="-18.00pt" fo:text-indent="18.00pt" fo:margin-bottom="8.00pt"/>
    </style:style>
    <style:style style:name="P9" style:family="paragraph">
      <style:paragraph-properties fo:line-height="110.00%" fo:text-align="left" fo:margin-bottom="8.00p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10.00%" fo:text-align="left" fo:margin-left="-18.00pt" fo:text-indent="18.00pt" fo:margin-bottom="8.00pt"/>
    </style:style>
    <style:style style:name="P11" style:family="paragraph">
      <style:paragraph-properties fo:line-height="110.00%" fo:text-align="left" fo:margin-bottom="8.00p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10.00%" fo:text-align="left" fo:margin-left="-18.00pt" fo:text-indent="18.00pt" fo:margin-bottom="8.00pt"/>
    </style:style>
    <style:style style:name="P13" style:family="paragraph">
      <style:paragraph-properties fo:line-height="110.00%" fo:text-align="left" fo:margin-left="-18.00pt" fo:text-indent="18.00pt" fo:margin-top="24.00pt" fo:margin-bottom="12.00pt"/>
    </style:style>
    <style:style style:name="P14" style:family="paragraph">
      <style:paragraph-properties fo:line-height="150.00%" fo:text-align="justify" fo:margin-bottom="8.00pt"/>
    </style:style>
  </office:automatic-styles>
  <office:body>
    <office:text>
      <text:p text:style-name="P1"><text:span text:style-name="T1">„</text:span><text:span text:style-name="T2">Szopracz</text:span><text:span text:style-name="T3">”</text:span><text:span text:style-name="T4"><text:s/>- sklep internetowy</text:span></text:p>
      <text:p text:style-name="P1"><text:span text:style-name="T5"/></text:p>
      <text:p text:style-name="P2"><text:span text:style-name="T6"/></text:p>
      <text:list text:style-name="L3">
        <text:list-item>
          <text:p text:style-name="P3"><text:span text:style-name="T7">Charakterystyka projektu</text:span></text:p>
        </text:list-item>
      </text:list>
      <text:p text:style-name="P4"><text:span text:style-name="T8">Projekt ma na celu przedstawi</text:span><text:span text:style-name="T9">ć działanie i funkcjonowanie e-sklepu zgodnie z jego przeznaczeniem.</text:span></text:p>
      <text:list text:style-name="L5">
        <text:list-item>
          <text:p text:style-name="P5"><text:span text:style-name="T10">Opis systemu</text:span></text:p>
        </text:list-item>
      </text:list>
      <text:p text:style-name="P6"><text:span text:style-name="T11">Modu</text:span><text:span text:style-name="T12">ły:</text:span></text:p>
      <text:p text:style-name="P7"><text:span text:style-name="T13">U</text:span><text:span text:style-name="T14">żytkownik, oraz Administrator: </text:span></text:p>
      <text:list text:style-name="L8">
        <text:list-item>
          <text:p text:style-name="P8"><text:span text:style-name="T15">rejestracja - zapisuje do bazy informacje o u</text:span><text:span text:style-name="T16">żytkowniku,</text:span></text:p>
        </text:list-item>
        <text:list-item>
          <text:p text:style-name="P8"><text:span text:style-name="T17">logowanie - sprawdza czy dane istniej</text:span><text:span text:style-name="T18">ą,</text:span></text:p>
        </text:list-item>
        <text:list-item>
          <text:p text:style-name="P8"><text:span text:style-name="T19">wyloguj - umo</text:span><text:span text:style-name="T20">żliwia wylogowanie się użytkownika,</text:span></text:p>
        </text:list-item>
        <text:list-item>
          <text:p text:style-name="P8"><text:span text:style-name="T21">kategorie - mo</text:span><text:span text:style-name="T22">żliwość sortowania produkt</text:span><text:span text:style-name="T23">ów,</text:span></text:p>
        </text:list-item>
        <text:list-item>
          <text:p text:style-name="P8"><text:span text:style-name="T24">filtry<text:s/></text:span><text:span text:style-name="T25">–</text:span><text:span text:style-name="T26"><text:s/>mo</text:span><text:span text:style-name="T27">żliwość ustawienia odpowiednich wartości,</text:span></text:p>
        </text:list-item>
        <text:list-item>
          <text:p text:style-name="P8"><text:span text:style-name="T28">wyszukiwarka<text:s/></text:span><text:span text:style-name="T29">–</text:span><text:span text:style-name="T30"><text:s/>mo</text:span><text:span text:style-name="T31">żliwość wyszukania produktu po słowie kluczowym</text:span></text:p>
        </text:list-item>
        <text:list-item>
          <text:p text:style-name="P8"><text:span text:style-name="T32">dodawanie do koszyka - umo</text:span><text:span text:style-name="T33">żliwia użytkownikowi dodanie przedmiotu do koszyka,</text:span></text:p>
        </text:list-item>
        <text:list-item>
          <text:p text:style-name="P8"><text:span text:style-name="T34">koszyk - obliczanie cen poszczególnych produktów, obliczanie ceny ca</text:span><text:span text:style-name="T35">łego koszyka, usuwanie produkt</text:span><text:span text:style-name="T36">ów, zmiana ilo</text:span><text:span text:style-name="T37">ści do kupienia,</text:span></text:p>
        </text:list-item>
        <text:list-item>
          <text:p text:style-name="P8"><text:span text:style-name="T38">edytowanie danych - edytowanie danych u</text:span><text:span text:style-name="T39">żytkownik</text:span><text:span text:style-name="T40">ów,</text:span></text:p>
        </text:list-item>
        <text:list-item>
          <text:p text:style-name="P8"><text:span text:style-name="T41">zakup - wy</text:span><text:span text:style-name="T42">świetla formularze, w kt</text:span><text:span text:style-name="T43">órych u</text:span><text:span text:style-name="T44">żytkownik wybiera spos</text:span><text:span text:style-name="T45">ób p</text:span><text:span text:style-name="T46">łatności i dostawy (doliczane do ceny końcowej),</text:span></text:p>
        </text:list-item>
        <text:list-item>
          <text:p text:style-name="P8"><text:span text:style-name="T47">zamówienia - je</text:span><text:span text:style-name="T48">śli użytkownik zapłaci za zakupy to produkty z koszyka zostają usuwane i w informacji o zam</text:span><text:span text:style-name="T49">ówieniach widnieje jego zakup,</text:span></text:p>
        </text:list-item>
      </text:list>
      <text:p text:style-name="P9"><text:span text:style-name="T50">Cz</text:span><text:span text:style-name="T51">ęść administratora:</text:span></text:p>
      <text:list text:style-name="L10">
        <text:list-item>
          <text:p text:style-name="P10"><text:span text:style-name="T52">edytowanie produktów - umo</text:span><text:span text:style-name="T53">żliwia edytowanie wszystkich informacji o danym produkcie,</text:span></text:p>
        </text:list-item>
        <text:list-item>
          <text:p text:style-name="P10"><text:span text:style-name="T54">usuwanie produktów - umo</text:span><text:span text:style-name="T55">żliwia usuwanie produktu ze sklepu,</text:span></text:p>
        </text:list-item>
        <text:list-item>
          <text:p text:style-name="P10"><text:span text:style-name="T56">dodawanie produktów - umo</text:span><text:span text:style-name="T57">żliwia dodawanie produkt</text:span><text:span text:style-name="T58">ów do sklepu. </text:span></text:p>
        </text:list-item>
        <text:list-item>
          <text:p text:style-name="P10"><text:span text:style-name="T59">edytowanie kategorii i typu - umo</text:span><text:span text:style-name="T60">żliwia edytowanie wszystkich informacji o danej kategorii lub typie,</text:span></text:p>
        </text:list-item>
        <text:list-item>
          <text:p text:style-name="P10"><text:span text:style-name="T61">usuwanie kategorii i typu - umo</text:span><text:span text:style-name="T62">żliwia usuwanie kategorii lub typu ze sklepu,</text:span></text:p>
        </text:list-item>
        <text:list-item>
          <text:p text:style-name="P10"><text:span text:style-name="T63">dodawanie kategorii i typu - umo</text:span><text:span text:style-name="T64">żliwia dodawanie kategorii lub typu do sklepu. </text:span></text:p>
        </text:list-item>
      </text:list>
      <text:p text:style-name="P11"><text:span text:style-name="T65">+ dodatkowo tak samo z zamówieniami, oraz u</text:span><text:span text:style-name="T66">żytkownikami. (coś mogło mi umknąć)</text:span></text:p>
      <text:p text:style-name="P11"><text:span text:style-name="T67"/></text:p>
      <text:p text:style-name="P11"><text:span text:style-name="T68">Baza danych:</text:span></text:p>
      <text:list text:style-name="L12">
        <text:list-item>
          <text:p text:style-name="P12"><text:span text:style-name="T68">klasycznie w ka</text:span><text:span text:style-name="T69">żdej tabeli id, kt</text:span><text:span text:style-name="T70">óre jest kluczem g</text:span><text:span text:style-name="T71">ł</text:span><text:span text:style-name="T72">ównym, inkrementowanym automatycznie, aby dodawa</text:span><text:span text:style-name="T73">ć do bazy dynamicznie,</text:span></text:p>
        </text:list-item>
        <text:list-item>
          <text:p text:style-name="P12"><text:span text:style-name="T74">drobne po</text:span><text:span text:style-name="T75">łączenia, między innymi w zam</text:span><text:span text:style-name="T76">ówieniach, oraz koszyku, aby odpowiednio funkcjonowa</text:span><text:span text:style-name="T77">ł skrypt.</text:span></text:p>
        </text:list-item>
        <text:list-item>
          <text:p text:style-name="P13"><text:span text:style-name="T78">Stosowane technologie</text:span></text:p>
        </text:list-item>
      </text:list>
      <text:p text:style-name="P14"><text:span text:style-name="T79">W projekcie stosowa</text:span><text:span text:style-name="T80">łem gł</text:span><text:span text:style-name="T81">ównie PHP, pos</text:span><text:span text:style-name="T82">ługiwałem się r</text:span><text:span text:style-name="T83">ównie</text:span><text:span text:style-name="T84">ż mySQL, css, oraz html'em. Dodatkowo momentami używany jest kod JS, kt</text:span><text:span text:style-name="T85">óry m.in. wy</text:span><text:span text:style-name="T86">świetla powiadomienie na przeglądarce, lub przesyła do poprzedniej strony. Stronę przetestowałem na przeglądarkach takich jak: opera, microsoft edge, oraz opera gx. Na żadnej z przeglądarek nie spotkałem błęd</text:span><text:span text:style-name="T87">ów które utrudnia</text:span><text:span text:style-name="T88">ły by funkcjonowanie.</text:span><text:span text:style-name="T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